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3.255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6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Erzeugen, Versenden und richtiger Proxyaufruf</text:p>
          </table:table-cell>
          <table:table-cell office:value-type="string" table:style-name="ce3">
            <text:p>Passed</text:p>
          </table:table-cell>
          <table:table-cell table:number-columns-repeated="2" table:style-name="ce4"/>
          <table:table-cell table:number-columns-repeated="16380"/>
        </table:table-row>
        <table:table-row table:style-name="ro1">
          <table:table-cell office:value-type="string" table:style-name="ce5">
            <text:p>EV_START</text:p>
          </table:table-cell>
          <table:table-cell office:value-type="string" table:style-name="ce3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EV_STOP</text:p>
          </table:table-cell>
          <table:table-cell office:value-type="string" table:style-name="ce3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EV_SET_JUMP_FLAG</text:p>
          </table:table-cell>
          <table:table-cell office:value-type="string" table:style-name="ce3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EV_SET_BALANCE_FLAG</text:p>
          </table:table-cell>
          <table:table-cell office:value-type="string" table:style-name="ce3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EV_SET_TRANSMIT_FLAG</text:p>
          </table:table-cell>
          <table:table-cell office:value-type="string" table:style-name="ce3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EV_JUMP</text:p>
          </table:table-cell>
          <table:table-cell office:value-type="string" table:style-name="ce3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EV_SET_PID_P_VALUE</text:p>
          </table:table-cell>
          <table:table-cell office:value-type="string" table:style-name="ce3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EV_SET_PID_I_VALUE</text:p>
          </table:table-cell>
          <table:table-cell office:value-type="string" table:style-name="ce3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EV_SET_PID_D_VALUE</text:p>
          </table:table-cell>
          <table:table-cell office:value-type="string" table:style-name="ce3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EV_SET_JUMP_VELOCITY</text:p>
          </table:table-cell>
          <table:table-cell office:value-type="string" table:style-name="ce3">
            <text:p>y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Erzeugen über GUI, Versenden und richtiger Proxyaufruf</text:p>
          </table:table-cell>
          <table:table-cell office:value-type="string" table:style-name="ce3">
            <text:p>Pass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EV_START</text:p>
          </table:table-cell>
          <table:table-cell office:value-type="string" table:style-name="ce3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EV_STOP</text:p>
          </table:table-cell>
          <table:table-cell office:value-type="string" table:style-name="ce3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EV_SET_JUMP_FLAG</text:p>
          </table:table-cell>
          <table:table-cell office:value-type="string" table:style-name="ce3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EV_SET_BALANCE_FLAG</text:p>
          </table:table-cell>
          <table:table-cell office:value-type="string" table:style-name="ce3">
            <text:p>y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_SET_TRANSMIT_FLAG</text:p>
          </table:table-cell>
          <table:table-cell office:value-type="string" table:style-name="ce3">
            <text:p>y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_JUMP</text:p>
          </table:table-cell>
          <table:table-cell office:value-type="string" table:style-name="ce3">
            <text:p>y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_SET_PID_P_VALUE</text:p>
          </table:table-cell>
          <table:table-cell office:value-type="string" table:style-name="ce3">
            <text:p>y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_SET_PID_I_VALUE</text:p>
          </table:table-cell>
          <table:table-cell office:value-type="string" table:style-name="ce3">
            <text:p>y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_SET_PID_D_VALUE</text:p>
          </table:table-cell>
          <table:table-cell office:value-type="string" table:style-name="ce3">
            <text:p>y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_SET_JUMP_VELOCITY</text:p>
          </table:table-cell>
          <table:table-cell office:value-type="string" table:style-name="ce3">
            <text:p>y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Erzeugen über GUI und richtige Umsetzung in der Zielkomponente</text:p>
          </table:table-cell>
          <table:table-cell office:value-type="string" table:style-name="ce8">
            <text:p>Passed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EV_START</text:p>
          </table:table-cell>
          <table:table-cell office:value-type="string" table:style-name="ce8">
            <text:p>y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EV_STOP</text:p>
          </table:table-cell>
          <table:table-cell office:value-type="string" table:style-name="ce8">
            <text:p>y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EV_SET_JUMP_FLAG</text:p>
          </table:table-cell>
          <table:table-cell office:value-type="string" table:style-name="ce8">
            <text:p>y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EV_SET_BALANCE_FLAG</text:p>
          </table:table-cell>
          <table:table-cell office:value-type="string" table:style-name="ce8">
            <text:p>y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EV_SET_TRANSMIT_FLAG</text:p>
          </table:table-cell>
          <table:table-cell office:value-type="string" table:style-name="ce8">
            <text:p>y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EV_JUMP</text:p>
          </table:table-cell>
          <table:table-cell office:value-type="string" table:style-name="ce8">
            <text:p>y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EV_SET_PID_P_VALUE</text:p>
          </table:table-cell>
          <table:table-cell office:value-type="string" table:style-name="ce8">
            <text:p>y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EV_SET_PID_I_VALUE</text:p>
          </table:table-cell>
          <table:table-cell office:value-type="string" table:style-name="ce8">
            <text:p>y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EV_SET_PID_D_VALUE</text:p>
          </table:table-cell>
          <table:table-cell office:value-type="string" table:style-name="ce8">
            <text:p>y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EV_SET_JUMP_VELOCITY</text:p>
          </table:table-cell>
          <table:table-cell table:style-name="ce8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Erzeugen von CuBa-Events, Versenden und richtige Verarbeitung in der GUI</text:p>
          </table:table-cell>
          <table:table-cell office:value-type="string" table:style-name="ce6">
            <text:p>Pass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V_FSM_STATE_ENTRY</text:p>
          </table:table-cell>
          <table:table-cell table:style-name="ce6"/>
          <table:table-cell table:number-columns-repeated="16382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828</meta:generator>
    <dc:creator>ich</dc:creator>
    <meta:creation-date>2016-05-25T09:52:04Z</meta:creation-date>
    <dc:date>2016-05-26T15:35:53Z</dc:date>
    <meta:editing-cycles>2</meta:editing-cycles>
    <meta:editing-duration>PT0S</meta:editing-duration>
  </office:meta>
</office:document-meta>
</file>